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2.23mm"/>
    </style:style>
    <style:style style:name="co4" style:family="table-column">
      <style:table-column-properties fo:break-before="auto" style:column-width="37.39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19.31mm"/>
    </style:style>
    <style:style style:name="co7" style:family="table-column">
      <style:table-column-properties fo:break-before="auto" style:column-width="23.02mm"/>
    </style:style>
    <style:style style:name="co8" style:family="table-column">
      <style:table-column-properties fo:break-before="auto" style:column-width="37.57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2" table:number-columns-repeated="23" table:default-cell-style-name="Default"/>
        <table:table-column table:style-name="co8" table:number-columns-repeated="988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4" office:value-type="string" calcext:value-type="string" table:number-columns-spanned="2" table:number-rows-spanned="1">
            <text:p>Valor</text:p>
          </table:table-cell>
          <table:covered-table-cell table:style-name="ce6"/>
          <table:table-cell table:style-name="ce4" office:value-type="string" calcext:value-type="string">
            <text:p>Encapsulamento</text:p>
          </table:table-cell>
          <table:table-cell table:style-name="ce8" office:value-type="string" calcext:value-type="string">
            <text:p>Quantidade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0.1" calcext:value-type="float">
            <text:p>0,1</text:p>
          </table:table-cell>
          <table:table-cell table:style-name="ce2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0.22" calcext:value-type="float">
            <text:p>0,22</text:p>
          </table:table-cell>
          <table:table-cell table:style-name="ce2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0.47" calcext:value-type="float">
            <text:p>0,47</text:p>
          </table:table-cell>
          <table:table-cell table:style-name="ce2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table:number-columns-repeated="6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6.8" calcext:value-type="float">
            <text:p>6,8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table:number-columns-repeated="6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table:number-columns-repeated="6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270" calcext:value-type="float">
            <text:p>270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390" calcext:value-type="float">
            <text:p>390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560" calcext:value-type="float">
            <text:p>560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910" calcext:value-type="float">
            <text:p>910</text:p>
          </table:table-cell>
          <table:table-cell table:style-name="ce5" office:value-type="string" calcext:value-type="string">
            <text:p>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table:number-columns-repeated="6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/>
          <table:table-cell table:number-columns-repeated="7"/>
          <table:table-cell table:style-name="ce2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6.8" calcext:value-type="float">
            <text:p>6,8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table:number-columns-repeated="36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table:number-columns-repeated="36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270" calcext:value-type="float">
            <text:p>270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390" calcext:value-type="float">
            <text:p>390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560" calcext:value-type="float">
            <text:p>560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910" calcext:value-type="float">
            <text:p>910</text:p>
          </table:table-cell>
          <table:table-cell table:style-name="ce5" office:value-type="string" calcext:value-type="string">
            <text:p>k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2" table:number-columns-repeated="35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string" calcext:value-type="string">
            <text:p>M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string" calcext:value-type="string">
            <text:p>M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string" calcext:value-type="string">
            <text:p>M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string" calcext:value-type="string">
            <text:p>M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string" calcext:value-type="string">
            <text:p>M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string" calcext:value-type="string">
            <text:p>M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string" calcext:value-type="string">
            <text:p>M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string" calcext:value-type="string">
            <text:p>M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string" calcext:value-type="string">
            <text:p>M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6.8" calcext:value-type="float">
            <text:p>6,8</text:p>
          </table:table-cell>
          <table:table-cell table:style-name="ce5" office:value-type="string" calcext:value-type="string">
            <text:p>M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string" calcext:value-type="string">
            <text:p>M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string" calcext:value-type="string">
            <text:p>M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table:number-columns-repeated="36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M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MΩ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table:number-columns-repeated="3"/>
          <table:table-cell table:style-name="ce7"/>
          <table:table-cell table:style-name="ce2" table:number-columns-repeated="32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string" calcext:value-type="string">
            <text:p>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0.22" calcext:value-type="float">
            <text:p>0,22</text:p>
          </table:table-cell>
          <table:table-cell table:style-name="ce5" office:value-type="string" calcext:value-type="string">
            <text:p>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0.47" calcext:value-type="float">
            <text:p>0,47</text:p>
          </table:table-cell>
          <table:table-cell table:style-name="ce5" office:value-type="string" calcext:value-type="string">
            <text:p>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7"/>
          <table:table-cell table:style-name="ce2" table:number-columns-repeated="32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.2" calcext:value-type="float">
            <text:p>1,2</text:p>
          </table:table-cell>
          <table:table-cell table:style-name="ce5" office:value-type="string" calcext:value-type="string">
            <text:p>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string" calcext:value-type="string">
            <text:p>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string" calcext:value-type="string">
            <text:p>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string" calcext:value-type="string">
            <text:p>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7"/>
          <table:table-cell table:style-name="ce2" table:number-columns-repeated="32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7"/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string" calcext:value-type="string">
            <text:p>k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0.22" calcext:value-type="float">
            <text:p>0,22</text:p>
          </table:table-cell>
          <table:table-cell table:style-name="ce5" office:value-type="string" calcext:value-type="string">
            <text:p>k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0.47" calcext:value-type="float">
            <text:p>0,47</text:p>
          </table:table-cell>
          <table:table-cell table:style-name="ce5" office:value-type="string" calcext:value-type="string">
            <text:p>k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7"/>
          <table:table-cell table:style-name="ce2" table:number-columns-repeated="32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k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string" calcext:value-type="string">
            <text:p>k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string" calcext:value-type="string">
            <text:p>k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7"/>
          <table:table-cell table:style-name="ce2" table:number-columns-repeated="32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k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k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k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7"/>
          <table:table-cell table:style-name="ce2" table:number-columns-repeated="32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string" calcext:value-type="string">
            <text:p>M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0.22" calcext:value-type="float">
            <text:p>0,22</text:p>
          </table:table-cell>
          <table:table-cell table:style-name="ce5" office:value-type="string" calcext:value-type="string">
            <text:p>M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0.47" calcext:value-type="float">
            <text:p>0,47</text:p>
          </table:table-cell>
          <table:table-cell table:style-name="ce5" office:value-type="string" calcext:value-type="string">
            <text:p>M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7"/>
          <table:table-cell table:style-name="ce2" table:number-columns-repeated="32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string" calcext:value-type="string">
            <text:p>M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string" calcext:value-type="string">
            <text:p>M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7"/>
          <table:table-cell table:style-name="ce2" table:number-columns-repeated="32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M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table:number-columns-repeated="2"/>
          <table:table-cell table:style-name="ce5"/>
          <table:table-cell table:style-name="ce7"/>
          <table:table-cell table:style-name="ce2" table:number-columns-repeated="32"/>
          <table:table-cell table:number-columns-repeated="98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Ω</text:p>
          </table:table-cell>
          <table:table-cell table:style-name="ce7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2" table:number-columns-repeated="2"/>
          <table:table-cell table:style-name="ce5"/>
          <table:table-cell table:style-name="ce2" table:number-columns-repeated="33"/>
          <table:table-cell table:number-columns-repeated="988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4" office:value-type="string" calcext:value-type="string" table:number-columns-spanned="2" table:number-rows-spanned="1">
            <text:p>Valor</text:p>
          </table:table-cell>
          <table:covered-table-cell table:style-name="ce6"/>
          <table:table-cell table:style-name="ce4" office:value-type="string" calcext:value-type="string">
            <text:p>Encapsulamento</text:p>
          </table:table-cell>
          <table:table-cell table:style-name="ce4" office:value-type="string" calcext:value-type="string">
            <text:p>Quantidade</text:p>
          </table:table-cell>
          <table:table-cell table:style-name="ce8" office:value-type="string" calcext:value-type="string">
            <text:p>Tensão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string" calcext:value-type="string">
            <text:p>p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string" calcext:value-type="string">
            <text:p>p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string" calcext:value-type="string">
            <text:p>p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6.8" calcext:value-type="float">
            <text:p>6,8</text:p>
          </table:table-cell>
          <table:table-cell table:style-name="ce5" office:value-type="string" calcext:value-type="string">
            <text:p>p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p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p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p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p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table:number-columns-repeated="6"/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p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string" calcext:value-type="string">
            <text:p>p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string" calcext:value-type="string">
            <text:p>p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string" calcext:value-type="string">
            <text:p>p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string" calcext:value-type="string">
            <text:p>p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table:number-columns-repeated="6"/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string" calcext:value-type="string">
            <text:p>n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string" calcext:value-type="string">
            <text:p>n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string" calcext:value-type="string">
            <text:p>n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6.8" calcext:value-type="float">
            <text:p>6,8</text:p>
          </table:table-cell>
          <table:table-cell table:style-name="ce5" office:value-type="string" calcext:value-type="string">
            <text:p>n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table:number-columns-repeated="6"/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n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n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n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n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table:number-columns-repeated="3"/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n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string" calcext:value-type="string">
            <text:p>n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string" calcext:value-type="string">
            <text:p>n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string" calcext:value-type="string">
            <text:p>n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string" calcext:value-type="string">
            <text:p>n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2" table:number-columns-repeated="2"/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table:number-columns-repeated="6"/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nF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string" calcext:value-type="string">
            <text:p>5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string" calcext:value-type="string">
            <text:p>nF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string" calcext:value-type="string">
            <text:p>nF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table:number-columns-repeated="3"/>
          <table:table-cell table:style-name="ce2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F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string" calcext:value-type="string">
            <text:p>uF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string" calcext:value-type="string">
            <text:p>uF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string" calcext:value-type="string">
            <text:p>100x</text:p>
          </table:table-cell>
          <table:table-cell table:style-name="ce2" office:value-type="string" calcext:value-type="string">
            <text:p>50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table:number-columns-repeated="6"/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string" calcext:value-type="string">
            <text:p>u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50x</text:p>
          </table:table-cell>
          <table:table-cell table:style-name="ce2" office:value-type="string" calcext:value-type="string">
            <text:p>16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string" calcext:value-type="string">
            <text:p>u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50x</text:p>
          </table:table-cell>
          <table:table-cell table:style-name="ce2" office:value-type="string" calcext:value-type="string">
            <text:p>16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F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50x</text:p>
          </table:table-cell>
          <table:table-cell table:style-name="ce2" office:value-type="string" calcext:value-type="string">
            <text:p>16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table:number-columns-repeated="6"/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F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string" calcext:value-type="string">
            <text:p>50x</text:p>
          </table:table-cell>
          <table:table-cell table:style-name="ce2" office:value-type="string" calcext:value-type="string">
            <text:p>16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uF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string" calcext:value-type="string">
            <text:p>50x</text:p>
          </table:table-cell>
          <table:table-cell table:style-name="ce2" office:value-type="string" calcext:value-type="string">
            <text:p>16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uF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string" calcext:value-type="string">
            <text:p>50x</text:p>
          </table:table-cell>
          <table:table-cell table:style-name="ce2" office:value-type="string" calcext:value-type="string">
            <text:p>16V</text:p>
          </table:table-cell>
          <table:table-cell/>
          <table:table-cell table:style-name="ce2" table:number-columns-repeated="29"/>
          <table:table-cell table:number-columns-repeated="988"/>
        </table:table-row>
        <table:table-row table:style-name="ro1" table:number-rows-repeated="2">
          <table:table-cell table:style-name="ce2" table:number-columns-repeated="2"/>
          <table:table-cell table:style-name="ce5"/>
          <table:table-cell table:style-name="ce2" table:number-columns-repeated="33"/>
          <table:table-cell table:number-columns-repeated="988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4" office:value-type="string" calcext:value-type="string" table:number-columns-spanned="2" table:number-rows-spanned="1">
            <text:p>Valor</text:p>
          </table:table-cell>
          <table:covered-table-cell table:style-name="ce6"/>
          <table:table-cell table:style-name="ce4" office:value-type="string" calcext:value-type="string">
            <text:p>Encapsulamento</text:p>
          </table:table-cell>
          <table:table-cell table:style-name="ce4" office:value-type="string" calcext:value-type="string">
            <text:p>Quantidade</text:p>
          </table:table-cell>
          <table:table-cell table:style-name="ce9"/>
          <table:table-cell table:style-name="ce2" table:number-columns-repeated="30"/>
          <table:table-cell table:number-columns-repeated="988"/>
        </table:table-row>
        <table:table-row table:style-name="ro1">
          <table:table-cell table:style-name="ce3" office:value-type="string" calcext:value-type="string">
            <text:p>Verde</text:p>
          </table:table-cell>
          <table:table-cell table:style-name="ce2"/>
          <table:table-cell table:style-name="ce5"/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3" office:value-type="string" calcext:value-type="string">
            <text:p>Vermelho</text:p>
          </table:table-cell>
          <table:table-cell table:style-name="ce2"/>
          <table:table-cell table:style-name="ce5"/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>
          <table:table-cell table:style-name="ce3" office:value-type="string" calcext:value-type="string">
            <text:p>Amarelo</text:p>
          </table:table-cell>
          <table:table-cell table:style-name="ce2"/>
          <table:table-cell table:style-name="ce5"/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100x</text:p>
          </table:table-cell>
          <table:table-cell table:style-name="ce2" table:number-columns-repeated="31"/>
          <table:table-cell table:number-columns-repeated="988"/>
        </table:table-row>
        <table:table-row table:style-name="ro1" table:number-rows-repeated="794">
          <table:table-cell table:style-name="ce2" table:number-columns-repeated="2"/>
          <table:table-cell table:style-name="ce5"/>
          <table:table-cell table:style-name="ce2" table:number-columns-repeated="33"/>
          <table:table-cell table:number-columns-repeated="98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0-30T14:20:01.914834590</dc:date>
    <meta:editing-duration>PT1M35S</meta:editing-duration>
    <meta:editing-cycles>1</meta:editing-cycles>
    <meta:document-statistic meta:table-count="1" meta:cell-count="926" meta:object-count="0"/>
  </office:meta>
</office:document-meta>
</file>